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3.7555in"/>
    </style:style>
    <style:style style:name="co3" style:family="table-column">
      <style:table-column-properties fo:break-before="auto" style:column-width="0.3457in"/>
    </style:style>
    <style:style style:name="co4" style:family="table-column">
      <style:table-column-properties fo:break-before="auto" style:column-width="0.4965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4752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lama_results" table:style-name="ta1">
        <table:shapes>
          <draw:frame draw:z-index="0" draw:style-name="gr1" draw:text-style-name="P1" svg:width="9.448in" svg:height="6.6091in" svg:x="7.924in" svg:y="0.6693in">
            <draw:object draw:notify-on-update-of-ranges="Llama_results.A2:Llama_results.A48 Llama_results.C1:Llama_results.C1 Llama_results.C2:Llama_results.C48 Llama_results.D1:Llama_results.D1 Llama_results.D2:Llama_results.D48 Llama_results.E1:Llama_results.E1 Llama_results.E2:Llama_results.E48 Llama_results.F1:Llama_results.F1 Llama_results.F2:Llama_results.F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Gpt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Mixtral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olor the country geo by learner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:.F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Hide the country geo from the ma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([.C3:.F3]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olor the partner nodes by partner typ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:.F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Hide the Scale Centers nodes from the map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5:.F5]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Switch to the statistics dashbo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6:.F6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pass rate chart to verification rat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7:.F7]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bottom right chart to show verification rate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8:.F8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Open the settings pan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9:.F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first chart to show total enrollments by yea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SUM([.C10:.F10])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top left chart to show total enrollments by year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SUM([.C11:.F11])"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Change the credentials earned chart to a line char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C12:.F12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Activate demo mod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3:.F13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Remove the last chart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C14:.F14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Remove all the chart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5:.F1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results</text:p>
          </table:table-cell>
          <table:table-cell office:value-type="string" calcext:value-type="string">
            <text:p>Open the United States country model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6:.F1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2:.G16])/15" office:value-type="float" office:value="11.8" calcext:value-type="float">
            <text:p>11.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olor the country geo by learner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18:.F1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Hide the country geo from the ma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([.C19:.F19]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olor the partner nodes by partner typ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0:.F20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Hide the Scale Centers nodes from the map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21:.F21]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Switch to the statistics dashbo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22:.F22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pass rate chart to verification rate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23:.F23])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bottom right chart to show verification ra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24:.F24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Open the settings pan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5:.F2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first chart to show total enrollments by year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SUM([.C26:.F26])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top left chart to show total enrollments by year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SUM([.C27:.F27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Change the credentials earned chart to a line char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SUM([.C28:.F28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Activate demo mod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29:.F29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Remove the last char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C30:.F30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Remove all the chart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1:.F3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5results</text:p>
          </table:table-cell>
          <table:table-cell office:value-type="string" calcext:value-type="string">
            <text:p>Open the United States country model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2:.F32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18:.G32])/15" office:value-type="float" office:value="13.1333333333333" calcext:value-type="float">
            <text:p>13.13333333333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olor the country geo by learner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4:.F34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Hide the country geo from the map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SUM([.C35:.F35])"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olor the partner nodes by partner typ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36:.F36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Hide the Scale Centers nodes from the map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SUM([.C37:.F37])"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Switch to the statistics dashboa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SUM([.C38:.F38]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pass rate chart to verification rat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39:.F39]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bottom right chart to show verification rate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40:.F40])"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Open the settings pan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1:.F4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first chart to show total enrollments by year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SUM([.C42:.F42])"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top left chart to show total enrollments by year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SUM([.C43:.F43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Change the credentials earned chart to a line chart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SUM([.C44:.F44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Activate demo mode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5:.F45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Remove the last chart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SUM([.C46:.F46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Remove all the charts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7:.F47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10results</text:p>
          </table:table-cell>
          <table:table-cell office:value-type="string" calcext:value-type="string">
            <text:p>Open the United States country model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C48:.F48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table:formula="of:=SUM([.G34:.G48])/15" office:value-type="float" office:value="13.0666666666667" calcext:value-type="float">
            <text:p>13.0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1:.C48])" office:value-type="float" office:value="167" calcext:value-type="float">
            <text:p>167</text:p>
          </table:table-cell>
          <table:table-cell table:formula="of:=SUM([.D1:.D48])" office:value-type="float" office:value="147" calcext:value-type="float">
            <text:p>147</text:p>
          </table:table-cell>
          <table:table-cell table:formula="of:=SUM([.E1:.E48])" office:value-type="float" office:value="139" calcext:value-type="float">
            <text:p>139</text:p>
          </table:table-cell>
          <table:table-cell table:formula="of:=SUM([.F1:.F48])" office:value-type="float" office:value="117" calcext:value-type="float">
            <text:p>117</text:p>
          </table:table-cell>
          <table:table-cell table:formula="of:=SUM([.C50:.F50])" office:value-type="float" office:value="570" calcext:value-type="float">
            <text:p>5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5"/>
          <table:table-cell table:formula="of:=[.G50]/45" office:value-type="float" office:value="12.6666666666667" calcext:value-type="float">
            <text:p>12.6666666666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rsity?</text:p>
          </table:table-cell>
          <table:table-cell table:number-columns-repeated="5"/>
          <table:table-cell table:formula="of:=[.G50]/COUNTIF([.G2:.G48];&quot;&gt;0&quot;)" office:value-type="float" office:value="19.6551724137931" calcext:value-type="float">
            <text:p>19.6551724137931</text:p>
          </table:table-cell>
          <table:table-cell table:number-columns-repeated="3"/>
        </table:table-row>
        <table:table-row table:style-name="ro1">
          <table:table-cell table:number-columns-repeated="8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number-columns-repeated="2"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number-columns-repeated="2" office:value-type="float" office:value="39" calcext:value-type="float">
            <text:p>39</text:p>
          </table:table-cell>
        </table:table-row>
        <table:table-row table:style-name="ro1">
          <table:table-cell table:number-columns-repeated="8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  <table:table-cell table:number-columns-repeated="2" office:value-type="float" office:value="13" calcext:value-type="float">
            <text:p>13</text:p>
          </table:table-cell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8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8"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table:number-columns-repeated="8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8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  <table:table-cell table:formula="of:=SUM([.I53:.I67])/15" office:value-type="float" office:value="13.0666666666667" calcext:value-type="float">
            <text:p>13.0666666666667</text:p>
          </table:table-cell>
          <table:table-cell table:formula="of:=SUM([.J53:.J67])/15" office:value-type="float" office:value="11.8" calcext:value-type="float">
            <text:p>11.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25T11:38:59.318504945</dc:date>
    <meta:editing-duration>PT9H59M45S</meta:editing-duration>
    <meta:editing-cycles>6</meta:editing-cycles>
    <meta:generator>LibreOffice/7.3.7.2$Linux_X86_64 LibreOffice_project/30$Build-2</meta:generator>
    <meta:document-statistic meta:table-count="1" meta:cell-count="36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999cm" svg:height="16.788cm" xlink:href=".." xlink:type="simple" chart:class="chart:bar" chart:style-name="ch1">
        <chart:title svg:x="10.685cm" svg:y="0.471cm" chart:style-name="ch2">
          <text:p>Llama 3 70B</text:p>
        </chart:title>
        <chart:legend chart:legend-position="end" svg:x="22.212cm" svg:y="7.348cm" style:legend-expansion="high" chart:style-name="ch3"/>
        <chart:plot-area chart:style-name="ch4" table:cell-range-address="Llama_results.A2:Llama_results.A48 Llama_results.C1:Llama_results.F48" chart:data-source-has-labels="both" svg:x="0.082cm" svg:y="0.888cm" svg:width="21.506cm" svg:height="15.912cm">
          <chart:coordinate-region svg:x="0.997cm" svg:y="1.087cm" svg:width="20.591cm" svg:height="14.191cm"/>
          <chart:axis chart:dimension="x" chart:name="primary-x" chart:style-name="ch5" chartooo:axis-type="auto">
            <chartooo:date-scale/>
            <chart:categories table:cell-range-address="Llama_results.A2:Llama_results.A4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lama_results.C2:Llama_results.C48" chart:label-cell-address="Llama_results.C1:Llama_results.C1" chart:class="chart:bar">
            <chart:data-point chart:repeated="47"/>
          </chart:series>
          <chart:series chart:style-name="ch9" chart:values-cell-range-address="Llama_results.D2:Llama_results.D48" chart:label-cell-address="Llama_results.D1:Llama_results.D1" chart:class="chart:bar">
            <chart:data-point chart:repeated="47"/>
          </chart:series>
          <chart:series chart:style-name="ch10" chart:values-cell-range-address="Llama_results.E2:Llama_results.E48" chart:label-cell-address="Llama_results.E1:Llama_results.E1" chart:class="chart:bar">
            <chart:data-point chart:repeated="47"/>
          </chart:series>
          <chart:series chart:style-name="ch11" chart:values-cell-range-address="Llama_results.F2:Llama_results.F48" chart:label-cell-address="Llama_results.F1:Llama_results.F1" chart:class="chart:bar">
            <chart:data-point chart:repeated="4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pt</text:p>
                <draw:g>
                  <svg:desc>Llama_results.C1:Llama_results.C1</svg:desc>
                </draw:g>
              </table:table-cell>
              <table:table-cell office:value-type="string">
                <text:p>Llama</text:p>
                <draw:g>
                  <svg:desc>Llama_results.D1:Llama_results.D1</svg:desc>
                </draw:g>
              </table:table-cell>
              <table:table-cell office:value-type="string">
                <text:p>Mixtral</text:p>
                <draw:g>
                  <svg:desc>Llama_results.E1:Llama_results.E1</svg:desc>
                </draw:g>
              </table:table-cell>
              <table:table-cell office:value-type="string">
                <text:p>Qwen</text:p>
                <draw:g>
                  <svg:desc>Llama_results.F1:Llama_results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k1results</text:p>
                <draw:g>
                  <svg:desc>Llama_results.A2:Llama_results.A48</svg:desc>
                </draw:g>
              </table:table-cell>
              <table:table-cell office:value-type="float" office:value="0">
                <text:p>0</text:p>
                <draw:g>
                  <svg:desc>Llama_results.C2:Llama_results.C48</svg:desc>
                </draw:g>
              </table:table-cell>
              <table:table-cell office:value-type="float" office:value="0">
                <text:p>0</text:p>
                <draw:g>
                  <svg:desc>Llama_results.D2:Llama_results.D48</svg:desc>
                </draw:g>
              </table:table-cell>
              <table:table-cell office:value-type="float" office:value="0">
                <text:p>0</text:p>
                <draw:g>
                  <svg:desc>Llama_results.E2:Llama_results.E48</svg:desc>
                </draw:g>
              </table:table-cell>
              <table:table-cell office:value-type="float" office:value="0">
                <text:p>0</text:p>
                <draw:g>
                  <svg:desc>Llama_results.F2:Llama_results.F48</svg:desc>
                </draw:g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5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k10results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